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f5211" officeooo:paragraph-rsid="000f5211"/>
    </style:style>
    <style:style style:name="P2" style:family="paragraph" style:parent-style-name="Quotations">
      <style:text-properties fo:font-style="italic" style:font-style-asian="italic" style:font-style-complex="italic"/>
    </style:style>
    <style:style style:name="P3" style:family="paragraph" style:parent-style-name="Standard">
      <style:text-properties fo:color="#333333"/>
    </style:style>
    <style:style style:name="P4" style:family="paragraph" style:parent-style-name="Title">
      <style:text-properties fo:font-style="normal" style:text-underline-style="solid" style:text-underline-width="auto" style:text-underline-color="font-color" style:font-style-asian="normal" style:font-style-complex="normal"/>
    </style:style>
    <style:style style:name="T1" style:family="text">
      <style:text-properties officeooo:rsid="000f52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tion</text:p>
      <text:p text:style-name="P1"/>
      <text:p text:style-name="P3">To check the time of execution of each of the implementaion in part a and b. we created 100 random test cases with maximum number of turns required to solve the rubrik as 10. Then we exceuted the bfs and optimised bfs upon these test cases. and used time modules provided by python to check the execution of both the function. We observed that the optimised bfs was around 64 times faster then the simple bfs. </text:p>
      <text:p text:style-name="Standard"/>
      <text:h text:style-name="Heading_20_3" text:outline-level="3">The reason being:</text:h>
      <text:p text:style-name="Standard">The depth of the bfs tree from any node is 14, so if reduce it to 7 i.e, half we can significantly reduce the number of nodes to less then half. which is a significant increament over the bfs.</text:p>
      <text:p text:style-name="Standard">hence, we could use two way bfs, one from the staring vertex and other from the ending vertex. And stop if we find a connection inbetween these two, visited bfs.</text:p>
      <text:p text:style-name="Standard">In this way we get a faster result. and a more optimised way of solving a 2*2*2 rubik cube.</text:p>
      <text:p text:style-name="Standard"/>
      <text:h text:style-name="Heading_20_3" text:outline-level="3">Extra function<text:span text:style-name="T1">s</text:span>:</text:h>
      <text:p text:style-name="Standard">check(): To check if out answer is actually correct by following the path and checking if we can reach the end from start.</text:p>
      <text:p text:style-name="Standard">compareTime(): To compute how many times optimized bfs is faster than normal bfs.</text:p>
      <text:p text:style-name="Standard"/>
      <text:p text:style-name="Standard"/>
      <text:p text:style-name="Standard"/>
      <text:h text:style-name="Heading_20_3" text:outline-level="3">After running 100 random test cases with max path length 10:</text:h>
      <text:p text:style-name="Standard">average time for bfs execution - 1.1215217590332032</text:p>
      <text:p text:style-name="Standard">average time for optimised bfs execution - 0.005388887723286947</text:p>
      <text:p text:style-name="Standard"/>
      <text:p text:style-name="Standard"/>
      <text:p text:style-name="Standard">Average time bfs: 2.57321556568</text:p>
      <text:p text:style-name="Standard">Average time optimized bfs: 0.0398673653603</text:p>
      <text:p text:style-name="Standard"/>
      <text:p text:style-name="P2">Optimized bfs is 64.5444097554 times fas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02T23:49:58.568619474</dc:date>
    <meta:editing-duration>PT3M45S</meta:editing-duration>
    <meta:editing-cycles>1</meta:editing-cycles>
    <meta:document-statistic meta:table-count="0" meta:image-count="0" meta:object-count="0" meta:page-count="1" meta:paragraph-count="15" meta:word-count="247" meta:character-count="1394" meta:non-whitespace-character-count="1161"/>
    <meta:generator>LibreOffice/6.3.5.2$Linux_X86_64 LibreOffice_project/30$Build-2</meta:generator>
  </office:meta>
</office:document-meta>
</file>